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 style:master-page-name="Standard">
      <style:table-properties style:width="17cm" style:page-number="auto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23e62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223e62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3e62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223e62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223e62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223e6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223e62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7pt" fo:font-style="italic" officeooo:paragraph-rsid="00223e62" style:font-size-asian="7pt" style:font-style-asian="italic" style:font-name-complex="Arial" style:font-size-complex="7pt"/>
    </style:style>
    <style:style style:name="P18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223e62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c7ccd" style:font-weight-asian="normal" style:font-weight-complex="normal"/>
    </style:style>
    <style:style style:name="P20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d3607" style:font-weight-asian="normal" style:font-weight-complex="normal"/>
    </style:style>
    <style:style style:name="P21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f101e" style:font-weight-asian="normal" style:font-weight-complex="normal"/>
    </style:style>
    <style:style style:name="P22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style:font-name="Times New Roman" fo:font-weight="normal" officeooo:rsid="00223e62" officeooo:paragraph-rsid="002d3607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c5fbb" style:font-weight-asian="normal" style:font-weight-complex="normal"/>
    </style:style>
    <style:style style:name="T3" style:family="text">
      <style:text-properties officeooo:rsid="002a231a"/>
    </style:style>
    <style:style style:name="T4" style:family="text">
      <style:text-properties officeooo:rsid="002c7ccd"/>
    </style:style>
    <style:style style:name="T5" style:family="text">
      <style:text-properties officeooo:rsid="002d3607"/>
    </style:style>
    <style:style style:name="T6" style:family="text">
      <style:text-properties officeooo:rsid="002d989a"/>
    </style:style>
    <style:style style:name="T7" style:family="text">
      <style:text-properties officeooo:rsid="002f10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7"/>
          </table:table-cell>
          <table:table-cell table:style-name="FichaTecnica.B1" office:value-type="string">
            <text:p text:style-name="P9"><text:span text:style-name="T1"/></text:p>
          </table:table-cell>
        </table:table-row>
        <table:table-row>
          <table:table-cell table:style-name="FichaTecnica.A1" office:value-type="string">
            <text:p text:style-name="P5"/>
          </table:table-cell>
          <table:table-cell table:style-name="FichaTecnica.B8" office:value-type="string">
            <text:p text:style-name="P10"><text:span text:style-name="T2"/></text:p>
          </table:table-cell>
        </table:table-row>
        <table:table-row>
          <table:table-cell table:style-name="FichaTecnica.A1" office:value-type="string">
            <text:p text:style-name="P6"/>
          </table:table-cell>
          <table:table-cell table:style-name="FichaTecnica.B3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FichaTecnica.A1" office:value-type="string">
            <text:p text:style-name="P8"/>
          </table:table-cell>
          <table:table-cell table:style-name="FichaTecnica.B8" office:value-type="string">
            <text:p text:style-name="P4"/>
          </table:table-cell>
        </table:table-row>
        <table:table-row>
          <table:table-cell table:style-name="FichaTecnica.A1" office:value-type="string">
            <text:p text:style-name="P6"/>
          </table:table-cell>
          <table:table-cell table:style-name="FichaTecnica.B8" office:value-type="string">
            <text:p text:style-name="P12"/>
          </table:table-cell>
        </table:table-row>
        <table:table-row>
          <table:table-cell table:style-name="FichaTecnica.A1" table:number-columns-spanned="2" office:value-type="string">
            <text:p text:style-name="P15"/>
          </table:table-cell>
          <table:covered-table-cell/>
        </table:table-row>
        <table:table-row>
          <table:table-cell table:style-name="FichaTecnica.A1" office:value-type="string">
            <text:p text:style-name="P16"/>
          </table:table-cell>
          <table:table-cell table:style-name="FichaTecnica.B8" office:value-type="string">
            <text:p text:style-name="P13"/>
          </table:table-cell>
        </table:table-row>
        <table:table-row>
          <table:table-cell table:style-name="FichaTecnica.A1" office:value-type="string">
            <text:p text:style-name="P18"/>
          </table:table-cell>
          <table:table-cell table:style-name="FichaTecnica.B8" office:value-type="string">
            <text:p text:style-name="P14"/>
          </table:table-cell>
        </table:table-row>
        <table:table-row>
          <table:table-cell table:style-name="FichaTecnica.A9" office:value-type="string">
            <text:p text:style-name="P3"/>
          </table:table-cell>
          <table:table-cell table:style-name="FichaTecnica.B9" office:value-type="string">
            <text:p text:style-name="P19"><text:span text:style-name="T4">Al277</text:span> <text:s/><text:span text:style-name="T4">Alexandre,</text:span> <text:span text:style-name="T4">Eduardo de Santana Medeiros</text:span>.</text:p>
            <text:p text:style-name="P19"><text:s text:c="16"/><text:span text:style-name="T4">Utilização de Markdown para elaboração de TCCs: concepção e experimento da ferramenta Limarka / Eduardo de Santana Medeiros Alexandre – </text:span><text:s/>João Pessoa, 201<text:span text:style-name="T4">7</text:span>.</text:p>
            <text:p text:style-name="P2"/>
            <text:p text:style-name="P2"><text:s text:c="19"/><text:span text:style-name="T4">112</text:span>. : il. – </text:p>
            <text:p text:style-name="P19"><text:s text:c="19"/><text:span text:style-name="T4">Orientador: Alisson Vasconcelos de Brito.</text:span></text:p>
            <text:p text:style-name="P19"><text:s text:c="19"/><text:span text:style-name="T4">Coorientador: Álvaro Francisco de Castro Medeiros.</text:span></text:p>
            <text:p text:style-name="P20"><text:s text:c="19"/><text:span text:style-name="T5">Dissertação (Mestrado) – UFPB/PPGI</text:span></text:p>
            <text:p text:style-name="P2"/>
            <text:p text:style-name="P21"><text:s text:c="15"/>1. <text:span text:style-name="T6">Processamento de texto. 2. Linguagens de Computador. </text:span><text:s/><text:span text:style-name="T7">3. Ensino Superior. <text:s/>4. Escrita. </text:span>I. Título.</text:p>
            <text:p text:style-name="P2"/>
            <text:p text:style-name="P22">CDU <text:s/><text:span text:style-name="T5">004.91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date>2017-04-03T22:13:16.154665952</dc:date>
    <meta:print-date>2013-04-16T12:43:00</meta:print-date>
    <meta:editing-cycles>50</meta:editing-cycles>
    <meta:editing-duration>PT2H46M7S</meta:editing-duration>
    <meta:generator>LibreOffice/5.1.6.2$Linux_X86_64 LibreOffice_project/10m0$Build-2</meta:generator>
    <dc:creator>Eduardo Santana Medeiros Alexandre</dc:creator>
    <meta:document-statistic meta:table-count="1" meta:image-count="0" meta:object-count="0" meta:page-count="1" meta:paragraph-count="8" meta:word-count="62" meta:character-count="557" meta:non-whitespace-character-count="387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